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6cm" svg:stroke-color="#004586" draw:marker-start-width="0.29cm" draw:marker-end-width="0.29cm" draw:fill="none" draw:textarea-vertical-align="middle" fo:padding-top="0.155cm" fo:padding-bottom="0.155cm" fo:padding-left="0.28cm" fo:padding-right="0.28cm"/>
    </style:style>
    <style:style style:name="gr4" style:family="graphic" style:parent-style-name="objectwithoutfill">
      <style:graphic-properties svg:stroke-width="0.06cm" svg:stroke-color="#990000" draw:marker-start-width="0.215cm" draw:marker-end-width="0.215cm" draw:fill="none" draw:textarea-vertical-align="middle" fo:padding-top="0.155cm" fo:padding-bottom="0.155cm" fo:padding-left="0.28cm" fo:padding-right="0.28cm"/>
    </style:style>
    <style:style style:name="gr5" style:family="graphic" style:parent-style-name="standard">
      <style:graphic-properties svg:stroke-width="0.05cm" svg:stroke-color="#ffffff" draw:fill-color="#ffffff" draw:textarea-horizontal-align="justify" draw:textarea-vertical-align="middle" draw:auto-grow-height="false" fo:min-height="2.05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ffffff" draw:fill-color="#ffffff" draw:textarea-horizontal-align="justify" draw:textarea-vertical-align="middle" draw:auto-grow-height="false" fo:min-height="1.55cm" fo:min-width="0.95cm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" svg:stroke-width="0.04cm" svg:stroke-color="#000000" draw:marker-start-width="0.185cm" draw:marker-end-width="0.185cm" draw:fill="none" draw:fill-color="#ffffff" draw:textarea-vertical-align="middle" fo:padding-top="0.145cm" fo:padding-bottom="0.145cm" fo:padding-left="0.27cm" fo:padding-right="0.27cm"/>
    </style:style>
    <style:style style:name="gr8" style:family="graphic" style:parent-style-name="objectwithoutfill">
      <style:graphic-properties draw:stroke="dash" draw:stroke-dash="Dashed_20__28_var_29_" svg:stroke-width="0.04cm" svg:stroke-color="#000000" draw:marker-start-width="0.185cm" draw:marker-end-width="0.185cm" draw:fill="none" draw:fill-color="#ffffff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svg:stroke-width="0.1cm" svg:stroke-color="#000000" draw:marker-start="Arrow" draw:marker-start-width="0.21cm" draw:marker-end-width="0.29cm" draw:fill-color="#ffffff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04cm" svg:stroke-color="#000000" draw:fill="none" draw:fill-color="#ffffff" fo:min-height="1.755cm" fo:padding-top="0.145cm" fo:padding-bottom="0.145cm" fo:padding-left="0.27cm" fo:padding-right="0.27cm"/>
    </style:style>
    <style:style style:name="gr11" style:family="graphic" style:parent-style-name="standard">
      <style:graphic-properties draw:stroke="none" svg:stroke-width="0.04cm" svg:stroke-color="#000000" draw:fill="none" draw:fill-color="#ffffff" fo:min-height="0.712cm" fo:padding-top="0.145cm" fo:padding-bottom="0.145cm" fo:padding-left="0.27cm" fo:padding-right="0.27cm"/>
    </style:style>
    <style:style style:name="gr12" style:family="graphic" style:parent-style-name="objectwithoutfill">
      <style:graphic-properties svg:stroke-width="0.04cm" svg:stroke-color="#000000" draw:fill="none" draw:fill-color="#ffffff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none" svg:stroke-width="0.04cm" svg:stroke-color="#000000" draw:fill="none" draw:fill-color="#ffffff" draw:textarea-horizontal-align="left" draw:auto-grow-height="true" draw:auto-grow-width="true" fo:min-height="0.589cm" fo:min-width="0.607cm" fo:padding-top="0.145cm" fo:padding-bottom="0.145cm" fo:padding-left="0.27cm" fo:padding-right="0.27cm"/>
    </style:style>
    <style:style style:name="gr14" style:family="graphic" style:parent-style-name="standard">
      <style:graphic-properties draw:stroke="none" svg:stroke-width="0.04cm" svg:stroke-color="#000000" draw:fill="none" draw:fill-color="#ffffff" draw:textarea-horizontal-align="left" draw:auto-grow-height="true" draw:auto-grow-width="true" fo:min-height="0.589cm" fo:min-width="0.43cm" fo:padding-top="0.145cm" fo:padding-bottom="0.145cm" fo:padding-left="0.27cm" fo:padding-right="0.27cm"/>
    </style:style>
    <style:style style:name="gr15" style:family="graphic" style:parent-style-name="standard">
      <style:graphic-properties draw:stroke="none" svg:stroke-width="0.04cm" svg:stroke-color="#000000" draw:fill="none" draw:fill-color="#ffffff" draw:textarea-horizontal-align="left" draw:auto-grow-height="true" draw:auto-grow-width="true" fo:min-height="0.589cm" fo:min-width="0.447cm" fo:padding-top="0.145cm" fo:padding-bottom="0.145cm" fo:padding-left="0.27cm" fo:padding-right="0.27cm"/>
    </style:style>
    <style:style style:name="gr16" style:family="graphic" style:parent-style-name="standard">
      <style:graphic-properties draw:stroke="none" svg:stroke-width="0.04cm" svg:stroke-color="#000000" draw:fill="none" draw:fill-color="#ffffff" draw:textarea-horizontal-align="left" draw:auto-grow-height="true" draw:auto-grow-width="true" fo:min-height="0.589cm" fo:min-width="0.624cm" fo:padding-top="0.145cm" fo:padding-bottom="0.145cm" fo:padding-left="0.27cm" fo:padding-right="0.27cm"/>
    </style:style>
    <style:style style:name="gr17" style:family="graphic" style:parent-style-name="standard">
      <style:graphic-properties svg:stroke-width="0.04cm" svg:stroke-color="#000000" draw:marker-start="Arrow" draw:marker-start-width="0.12cm" draw:marker-end="Arrow" draw:marker-end-width="0.12cm" draw:fill-color="#ffffff" draw:textarea-vertical-align="middle" fo:padding-top="0.145cm" fo:padding-bottom="0.145cm" fo:padding-left="0.27cm" fo:padding-right="0.27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3.8cm" svg:x2="3cm" svg:y2="10.05cm">
          <text:p/>
        </draw:line>
        <draw:line draw:style-name="gr2" draw:text-style-name="P1" draw:layer="layout" svg:x1="3cm" svg:y1="7cm" svg:x2="14.6cm" svg:y2="7cm">
          <text:p/>
        </draw:line>
        <draw:g>
          <draw:path draw:style-name="gr3" draw:text-style-name="P1" draw:layer="layout" svg:width="4.924cm" svg:height="2.555cm" svg:x="3cm" svg:y="4.444cm" svg:viewBox="0 0 4925 2556" svg:d="M0 2556c2668-5750 4925 0 4925 0">
            <text:p/>
          </draw:path>
          <draw:path draw:style-name="gr3" draw:text-style-name="P1" draw:layer="layout" svg:width="4.924cm" svg:height="2.555cm" draw:transform="rotate (-3.14159265358979) translate (12.85cm 9.55455555555555cm)" svg:viewBox="0 0 4925 2556" svg:d="M0 2556c2668-5750 4925 0 4925 0">
            <text:p/>
          </draw:path>
        </draw:g>
        <draw:g>
          <draw:path draw:style-name="gr4" draw:text-style-name="P1" draw:layer="layout" svg:width="4.414cm" svg:height="4.665cm" draw:transform="skewX (0.0401425727958696) rotate (1.19310707666332) translate (2.99999999866389cm 8.3999999994068cm)" svg:viewBox="0 0 4415 4666" svg:d="M0 0c7047 0 3545 4666 3545 4666">
            <text:p/>
          </draw:path>
          <draw:path draw:style-name="gr4" draw:text-style-name="P1" draw:layer="layout" svg:width="4.414cm" svg:height="4.665cm" draw:transform="skewX (0.0401425727958696) rotate (-1.94848557692647) translate (14.1500000013361cm 5.6020000005932cm)" svg:viewBox="0 0 4415 4666" svg:d="M0 0c7047 0 3545 4666 3545 4666">
            <text:p/>
          </draw:path>
        </draw:g>
        <draw:custom-shape draw:style-name="gr5" draw:text-style-name="P2" draw:layer="layout" svg:width="0.152cm" svg:height="2.35cm" svg:x="13.485cm" svg:y="4.5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1.85cm" svg:x="12.65cm" svg:y="5.10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4cm" svg:y1="4.45cm" svg:x2="2.763cm" svg:y2="4.45cm">
          <text:p/>
        </draw:line>
        <draw:line draw:style-name="gr8" draw:text-style-name="P3" draw:layer="layout" svg:x1="6.161cm" svg:y1="5.076cm" svg:x2="2.811cm" svg:y2="5.076cm">
          <text:p/>
        </draw:line>
        <draw:line draw:style-name="gr8" draw:text-style-name="P3" draw:layer="layout" svg:x1="11.25cm" svg:y1="8.937cm" svg:x2="2.85cm" svg:y2="8.911cm">
          <text:p/>
        </draw:line>
        <draw:line draw:style-name="gr8" draw:text-style-name="P3" draw:layer="layout" svg:x1="10.3cm" svg:y1="9.55cm" svg:x2="2.85cm" svg:y2="9.55cm">
          <text:p/>
        </draw:line>
        <draw:line draw:style-name="gr9" draw:text-style-name="P2" draw:layer="layout" svg:x1="6.25cm" svg:y1="4.7cm" svg:x2="6.673cm" svg:y2="4.2cm">
          <text:p/>
        </draw:line>
        <draw:line draw:style-name="gr9" draw:text-style-name="P2" draw:layer="layout" svg:x1="7.537cm" svg:y1="5.713cm" svg:x2="8.032cm" svg:y2="5.2cm">
          <text:p/>
        </draw:line>
        <draw:frame draw:style-name="gr10" draw:text-style-name="P4" draw:layer="layout" svg:width="4.45cm" svg:height="2.045cm" svg:x="6.55cm" svg:y="3.75cm">
          <draw:text-box>
            <text:p><text:span text:style-name="T1">Voltage (u(t))</text:span></text:p>
          </draw:text-box>
        </draw:frame>
        <draw:frame draw:style-name="gr11" draw:text-style-name="P4" draw:layer="layout" svg:width="4.1cm" svg:height="1.168cm" svg:x="7.85cm" svg:y="4.45cm">
          <draw:text-box>
            <text:p><text:span text:style-name="T1">Current (i(t))</text:span></text:p>
          </draw:text-box>
        </draw:frame>
        <draw:path draw:style-name="gr12" draw:text-style-name="P3" draw:layer="layout" svg:width="0.46cm" svg:height="0.296cm" draw:transform="rotate (-2.35619449019235) translate (4.23490670079751cm 8.23729268243585cm)" svg:viewBox="0 0 461 297" svg:d="M189 294c42 10 92-5 116-42 32-50-10-93-29-136-17-38-54-66-87-92-39-31-97-19-138 0-32 14-68 48-42 100 25 52 78 60 116 48 40-12 69-46 109-61 42-15 85-30 122-58l34-19 42-15 29-19">
          <text:p/>
        </draw:path>
        <draw:frame draw:style-name="gr13" draw:text-style-name="P5" draw:layer="layout" svg:width="1.672cm" svg:height="1.024cm" svg:x="1.275cm" svg:y="3.95cm">
          <draw:text-box>
            <text:p><text:span text:style-name="T2">+Um</text:span></text:p>
          </draw:text-box>
        </draw:frame>
        <draw:frame draw:style-name="gr14" draw:text-style-name="P5" draw:layer="layout" svg:width="1.439cm" svg:height="1.024cm" svg:x="1.501cm" svg:y="4.651cm">
          <draw:text-box>
            <text:p><text:span text:style-name="T2">+Im</text:span></text:p>
          </draw:text-box>
        </draw:frame>
        <draw:frame draw:style-name="gr15" draw:text-style-name="P5" draw:layer="layout" svg:width="1.456cm" svg:height="1.024cm" svg:x="1.477cm" svg:y="8.452cm">
          <draw:text-box>
            <text:p><text:span text:style-name="T2">- Im</text:span></text:p>
          </draw:text-box>
        </draw:frame>
        <draw:frame draw:style-name="gr16" draw:text-style-name="P5" draw:layer="layout" svg:width="1.689cm" svg:height="1.024cm" svg:x="1.277cm" svg:y="9.052cm">
          <draw:text-box>
            <text:p><text:span text:style-name="T2">- Um</text:span></text:p>
          </draw:text-box>
        </draw:frame>
        <draw:line draw:style-name="gr12" draw:text-style-name="P6" draw:layer="layout" svg:x1="5.55cm" svg:y1="6.78cm" svg:x2="5.55cm" svg:y2="7.23cm">
          <text:p/>
        </draw:line>
        <draw:line draw:style-name="gr12" draw:text-style-name="P6" draw:layer="layout" svg:x1="7.92cm" svg:y1="6.78cm" svg:x2="7.92cm" svg:y2="7.23cm">
          <text:p/>
        </draw:line>
        <draw:line draw:style-name="gr12" draw:text-style-name="P6" draw:layer="layout" svg:x1="10.32cm" svg:y1="6.78cm" svg:x2="10.32cm" svg:y2="7.23cm">
          <text:p/>
        </draw:line>
        <draw:line draw:style-name="gr12" draw:text-style-name="P6" draw:layer="layout" svg:x1="12.835cm" svg:y1="6.78cm" svg:x2="12.835cm" svg:y2="7.23cm">
          <text:p/>
        </draw:line>
        <draw:line draw:style-name="gr12" draw:text-style-name="P6" draw:layer="layout" svg:x1="3.68cm" svg:y1="7.185cm" svg:x2="3.68cm" svg:y2="8.685cm">
          <text:p/>
        </draw:line>
        <draw:line draw:style-name="gr17" draw:text-style-name="P7" draw:layer="layout" svg:x1="2.985cm" svg:y1="8.505cm" svg:x2="3.685cm" svg:y2="8.505cm">
          <text:p/>
        </draw:line>
        <draw:frame draw:style-name="gr18" draw:text-style-name="P8" draw:layer="layout" svg:width="1.999cm" svg:height="0.999cm" svg:x="7.151cm" svg:y="6.5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8" draw:text-style-name="P8" draw:layer="layout" svg:width="1.999cm" svg:height="0.999cm" svg:x="5.151cm" svg:y="5.6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text-style-name="P8" draw:layer="layout" svg:width="1.096cm" svg:height="1.499cm" svg:x="9.8cm" svg:y="5.35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8" draw:text-style-name="P8" draw:layer="layout" svg:width="0.984cm" svg:height="0.703cm" svg:x="11.852cm" svg:y="6.30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2" draw:text-style-name="P6" draw:layer="layout" svg:x1="12.828cm" svg:y1="6.7cm" svg:x2="12.828cm" svg:y2="5.6cm">
          <text:p/>
        </draw:line>
        <draw:line draw:style-name="gr12" draw:text-style-name="P6" draw:layer="layout" svg:x1="13.494cm" svg:y1="6.7cm" svg:x2="13.494cm" svg:y2="5.6cm">
          <text:p/>
        </draw:line>
        <draw:line draw:style-name="gr17" draw:text-style-name="P7" draw:layer="layout" svg:x1="12.872cm" svg:y1="5.8cm" svg:x2="13.472cm" svg:y2="5.8cm">
          <text:p/>
        </draw:line>
        <draw:g>
          <draw:frame draw:style-name="gr18" draw:text-style-name="P8" draw:layer="layout" svg:width="1.417cm" svg:height="0.703cm" svg:x="12.65cm" svg:y="4.85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path draw:style-name="gr12" draw:text-style-name="P3" draw:layer="layout" svg:width="0.46cm" svg:height="0.296cm" draw:transform="rotate (-2.35619449019235) translate (14.4179067007975cm 5.09829268243584cm)" svg:viewBox="0 0 461 297" svg:d="M189 294c42 10 92-5 116-42 32-50-10-93-29-136-17-38-54-66-87-92-39-31-97-19-138 0-32 14-68 48-42 100 25 52 78 60 116 48 40-12 69-46 109-61 42-15 85-30 122-58l34-19 42-15 29-19">
            <text:p/>
          </draw:path>
        </draw:g>
        <draw:g>
          <draw:frame draw:style-name="gr18" draw:text-style-name="P8" draw:layer="layout" svg:width="1.538cm" svg:height="0.703cm" svg:x="14.961cm" svg:y="6.664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path draw:style-name="gr12" draw:text-style-name="P3" draw:layer="layout" svg:width="0.46cm" svg:height="0.296cm" draw:transform="rotate (-2.35619449019235) translate (15.1229067007975cm 6.88429268243584cm)" svg:viewBox="0 0 461 297" svg:d="M189 294c42 10 92-5 116-42 32-50-10-93-29-136-17-38-54-66-87-92-39-31-97-19-138 0-32 14-68 48-42 100 25 52 78 60 116 48 40-12 69-46 109-61 42-15 85-30 122-58l34-19 42-15 29-19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AN NOM A" svg:font-family="'HAN NOM A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6T18:32:12.533747656</meta:creation-date>
    <dc:date>2016-02-29T19:16:55.743123014</dc:date>
    <meta:editing-duration>PT19M21S</meta:editing-duration>
    <meta:editing-cycles>5</meta:editing-cycles>
    <meta:generator>LibreOffice/5.0.5.2$Linux_X86_64 LibreOffice_project/00m0$Build-2</meta:generator>
    <dc:creator>Peter Babič</dc:creator>
    <meta:document-statistic meta:object-count="42"/>
  </office:meta>
</office:document-meta>
</file>

<file path=Object 1/content.xml><?xml version="1.0" encoding="utf-8"?>
<math xmlns="http://www.w3.org/1998/Math/MathML" display="block">
  <semantics>
    <mi mathvariant="normal">π</mi>
    <annotation encoding="StarMath 5.0">%pi</annotation>
  </semantics>
</math>
</file>

<file path=Object 2/content.xml><?xml version="1.0" encoding="utf-8"?>
<math xmlns="http://www.w3.org/1998/Math/MathML" display="block">
  <semantics>
    <mfrac>
      <mi mathvariant="normal">π</mi>
      <mn>2</mn>
    </mfrac>
    <annotation encoding="StarMath 5.0">{%pi} over {2} </annotation>
  </semantics>
</math>
</file>

<file path=Object 3/content.xml><?xml version="1.0" encoding="utf-8"?>
<math xmlns="http://www.w3.org/1998/Math/MathML" display="block">
  <semantics>
    <mfrac>
      <mrow>
        <mn>3</mn>
        <mi mathvariant="normal">π</mi>
      </mrow>
      <mn>2</mn>
    </mfrac>
    <annotation encoding="StarMath 5.0">{3%pi} over {2} </annotation>
  </semantics>
</math>
</file>

<file path=Object 4/content.xml><?xml version="1.0" encoding="utf-8"?>
<math xmlns="http://www.w3.org/1998/Math/MathML" display="block">
  <semantics>
    <mrow>
      <mn>2</mn>
      <mi mathvariant="normal">π</mi>
    </mrow>
    <annotation encoding="StarMath 5.0">2%pi</annotation>
  </semantics>
</math>
</file>

<file path=Object 5/content.xml><?xml version="1.0" encoding="utf-8"?>
<math xmlns="http://www.w3.org/1998/Math/MathML" display="block">
  <semantics>
    <mrow>
      <mn>2</mn>
      <mrow>
        <mi mathvariant="normal">π</mi>
        <mo stretchy="false">+</mo>
        <mspace/>
      </mrow>
    </mrow>
    <annotation encoding="StarMath 5.0">2%pi + `</annotation>
  </semantics>
</math>
</file>

<file path=Object 6/content.xml><?xml version="1.0" encoding="utf-8"?>
<math xmlns="http://www.w3.org/1998/Math/MathML" display="block">
  <semantics>
    <mrow>
      <mrow>
        <mspace width="0.5em"/>
        <mo stretchy="false">=</mo>
        <mi mathvariant="normal">ω</mi>
      </mrow>
      <mi>t</mi>
    </mrow>
    <annotation encoding="StarMath 5.0">`=%omega t</annotation>
  </semantics>
</math>
</file>